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top" fo:background-color="#D9D9D9" style:repeat-content="false"/>
      <style:paragraph-properties fo:text-align="center"/>
    </style:style>
    <style:style style:name="ce3" style:family="table-cell" style:parent-style-name="Default" style:data-style-name="N0">
      <style:table-cell-properties fo:border="2pt solid #000000" style:vertical-align="top" fo:wrap-option="wrap" fo:background-color="#D9D9D9" style:repeat-content="false"/>
      <style:paragraph-properties fo:text-align="center"/>
    </style:style>
    <style:style style:name="ce4" style:family="table-cell" style:parent-style-name="Default" style:data-style-name="N0">
      <style:table-cell-properties fo:border="2pt solid #000000" style:vertical-align="top" fo:background-color="#D9D9D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fo:background-color="#F2F2F2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fo:wrap-option="wrap" fo:background-color="#F2F2F2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top" fo:wrap-option="wrap" fo:background-color="#F2F2F2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2F2F2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fo:background-color="#F2F2F2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2F2F2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2F2F2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2pt solid #000000" style:vertical-align="top" fo:wrap-option="wrap" fo:background-color="#F2F2F2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top" fo:background-color="#F2F2F2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2F2F2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top" fo:wrap-option="wrap" fo:background-color="#FFFFFF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background-color="#F2F2F2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#F2F2F2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top" fo:wrap-option="wrap" fo:background-color="#F2F2F2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wrap-option="wrap" fo:background-color="#F2F2F2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9D9D9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2pt solid #000000" style:vertical-align="middle" fo:wrap-option="wrap" fo:background-color="#D9D9D9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D9D9D9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wrap-option="wrap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3.85233333333333cm"/>
    </style:style>
    <style:style style:name="co2" style:family="table-column">
      <style:table-column-properties fo:break-before="auto" style:column-width="3.40783333333333cm"/>
    </style:style>
    <style:style style:name="co3" style:family="table-column">
      <style:table-column-properties fo:break-before="auto" style:column-width="5.03766666666667cm"/>
    </style:style>
    <style:style style:name="co4" style:family="table-column">
      <style:table-column-properties fo:break-before="auto" style:column-width="5.08cm"/>
    </style:style>
    <style:style style:name="co5" style:family="table-column">
      <style:table-column-properties fo:break-before="auto" style:column-width="4.064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43933333333333cm"/>
    </style:style>
    <style:style style:name="co8" style:family="table-column">
      <style:table-column-properties fo:break-before="auto" style:column-width="2.05316666666667cm"/>
    </style:style>
    <style:style style:name="co9" style:family="table-column">
      <style:table-column-properties fo:break-before="auto" style:column-width="4.16983333333333cm"/>
    </style:style>
    <style:style style:name="co10" style:family="table-column">
      <style:table-column-properties fo:break-before="auto" style:column-width="2.94216666666667cm"/>
    </style:style>
    <style:style style:name="co11" style:family="table-column">
      <style:table-column-properties fo:break-before="auto" style:column-width="2.85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01.4pt" style:use-optimal-row-height="false" fo:break-before="auto"/>
    </style:style>
    <style:style style:name="ro3" style:family="table-row">
      <style:table-row-properties style:row-height="87pt" style:use-optimal-row-height="true" fo:break-before="auto"/>
    </style:style>
    <style:style style:name="ro4" style:family="table-row">
      <style:table-row-properties style:row-height="58.2pt" style:use-optimal-row-height="true" fo:break-before="auto"/>
    </style:style>
    <style:style style:name="ro5" style:family="table-row">
      <style:table-row-properties style:row-height="72.6pt" style:use-optimal-row-height="true" fo:break-before="auto"/>
    </style:style>
    <style:style style:name="ro6" style:family="table-row">
      <style:table-row-properties style:row-height="43.8pt" style:use-optimal-row-height="true" fo:break-before="auto"/>
    </style:style>
    <style:style style:name="ro7" style:family="table-row">
      <style:table-row-properties style:row-height="29.4pt" style:use-optimal-row-height="true" fo:break-before="auto"/>
    </style:style>
    <style:style style:name="ro8" style:family="table-row">
      <style:table-row-properties style:row-height="14.4pt" style:use-optimal-row-height="true" fo:break-before="auto"/>
    </style:style>
    <style:style style:name="ro9" style:family="table-row">
      <style:table-row-properties style:row-height="43.2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6.6pt" style:use-optimal-row-height="false" fo:break-before="auto"/>
    </style:style>
    <style:style style:name="ro13" style:family="table-row">
      <style:table-row-properties style:row-height="5.4pt" style:use-optimal-row-height="fals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9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7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6" table:number-columns-repeated="16356" table:default-cell-style-name="ce1"/>
        <table:table-row table:style-name="ro1">
          <table:table-cell office:value-type="string" table:style-name="ce2">
            <text:p>Nazwa tabeli</text:p>
          </table:table-cell>
          <table:table-cell office:value-type="string" table:style-name="ce2">
            <text:p>Atrybut</text:p>
          </table:table-cell>
          <table:table-cell office:value-type="string" table:style-name="ce3">
            <text:p>TYP ATRYBUTU</text:p>
          </table:table-cell>
          <table:table-cell office:value-type="string" table:style-name="ce4">
            <text:p>OPIS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2" table:style-name="ce37">
            <text:p>Samolot – tabela z<text:s/></text:p>
            <text:p>informacjami o<text:s/></text:p>
            <text:p>samolotach<text:s/></text:p>
            <text:p>(szczegółowe dane<text:s/></text:p>
            <text:p>znajdują się w pliku<text:s/></text:p>
            <text:p>.csv)</text:p>
            <text:p/>
          </table:table-cell>
          <table:table-cell office:value-type="string" table:style-name="ce5">
            <text:p><text:s/>id_samolot<text:s/></text:p>
          </table:table-cell>
          <table:table-cell office:value-type="string" table:style-name="ce6">
            <text:p>INT</text:p>
            <text:p>auto-generated</text:p>
            <text:p/>
          </table:table-cell>
          <table:table-cell office:value-type="string" table:style-name="ce7">
            <text:p>Automatycznie generowane ID,<text:s/></text:p>
            <text:p>główny klucz</text:p>
            <text:p/>
          </table:table-cell>
          <table:table-cell table:number-columns-repeated="16380"/>
        </table:table-row>
        <table:table-row table:style-name="ro3">
          <table:covered-table-cell/>
          <table:table-cell office:value-type="string" table:style-name="ce8">
            <text:p>numer_seryjny</text:p>
          </table:table-cell>
          <table:table-cell office:value-type="string" table:style-name="ce9">
            <text:p>VARCHAR(64)</text:p>
            <text:p>NOT NULL</text:p>
            <text:p>unique</text:p>
            <text:p/>
          </table:table-cell>
          <table:table-cell office:value-type="string" table:style-name="ce10">
            <text:p>Unikalny numer samolotu nadany przez<text:s/></text:p>
            <text:p>producenta. Ten sam numer znajduje<text:s/></text:p>
            <text:p>się w pliku .csv.</text:p>
            <text:p/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6" table:style-name="ce38">
            <text:p>SerwisSamolotowy - tabela z<text:s/></text:p>
            <text:p>informacjami o naprawach</text:p>
            <text:p>lub serwisach naprawczych.</text:p>
          </table:table-cell>
          <table:table-cell office:value-type="string" table:style-name="ce11">
            <text:p>id_serwis</text:p>
          </table:table-cell>
          <table:table-cell office:value-type="string" table:style-name="ce12">
            <text:p>INT</text:p>
            <text:p>auto-generated</text:p>
            <text:p/>
          </table:table-cell>
          <table:table-cell office:value-type="string" table:style-name="ce13">
            <text:p>Automatycznie generowane ID,<text:s/></text:p>
            <text:p>główny klucz</text:p>
            <text:p/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14">
            <text:p>nazwa_serwisu</text:p>
          </table:table-cell>
          <table:table-cell office:value-type="string" table:style-name="ce15">
            <text:p>VARCHAR(64)</text:p>
            <text:p>NOT NULL</text:p>
            <text:p>unique</text:p>
            <text:p/>
          </table:table-cell>
          <table:table-cell office:value-type="string" table:style-name="ce16">
            <text:p>Nazwa technicznego serwisu, który<text:s/></text:p>
            <text:p>dokonał naprawy samolotu</text:p>
            <text:p/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14">
            <text:p>opis</text:p>
          </table:table-cell>
          <table:table-cell office:value-type="string" table:style-name="ce15">
            <text:p>VARCHAR(254)</text:p>
            <text:p>optional</text:p>
            <text:p/>
          </table:table-cell>
          <table:table-cell office:value-type="string" table:style-name="ce16">
            <text:p>Dodatkowy opis warsztatu w formie<text:s/></text:p>
            <text:p>tekstowej. To pole może być puste.</text:p>
            <text:p/>
          </table:table-cell>
          <table:table-cell table:number-columns-repeated="16380"/>
        </table:table-row>
        <table:table-row table:style-name="ro6">
          <table:covered-table-cell/>
          <table:table-cell office:value-type="string" table:style-name="ce14">
            <text:p>miasto</text:p>
          </table:table-cell>
          <table:table-cell office:value-type="string" table:style-name="ce15">
            <text:p>VARCHAR(64)</text:p>
            <text:p>NOT NULL<text:s/></text:p>
            <text:p/>
          </table:table-cell>
          <table:table-cell office:value-type="string" table:style-name="ce16">
            <text:p>Miasto, w którym znajduje się serwis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14">
            <text:p>kod_pocztowy</text:p>
          </table:table-cell>
          <table:table-cell office:value-type="string" table:style-name="ce15">
            <text:p>VARCHAR(64)</text:p>
            <text:p>NOT NULL<text:s/></text:p>
            <text:p/>
          </table:table-cell>
          <table:table-cell office:value-type="string" table:style-name="ce16">
            <text:p>Kod pocztowy obszaru, w którym znajduje<text:s/></text:p>
            <text:p>się serwis</text:p>
            <text:p/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17">
            <text:p>adres</text:p>
          </table:table-cell>
          <table:table-cell office:value-type="string" table:style-name="ce18">
            <text:p>VARCHAR(64)</text:p>
            <text:p>NOT NULL<text:s/></text:p>
            <text:p/>
          </table:table-cell>
          <table:table-cell office:value-type="string" table:style-name="ce19">
            <text:p>Szczegółowe informacje o adresie</text:p>
            <text:p>(Ulica, numer budynku)</text:p>
            <text:p/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8" table:style-name="ce37">
            <text:p>Lot - tabela z informacjami o<text:s/></text:p>
            <text:p>zrealizowanych lotach.<text:s/></text:p>
            <text:p>Jeśli samolot ulegnie<text:s/></text:p>
            <text:p>awarii i nie może<text:s/></text:p>
            <text:p>wystartować, lot<text:s/></text:p>
            <text:p>jest oznaczony jako<text:s/></text:p>
            <text:p>'anulowany', a<text:s/></text:p>
            <text:p>opóźnienia dotyczą<text:s/></text:p>
            <text:p>tego anulowanego<text:s/></text:p>
            <text:p>lotu. Następnie nowy<text:s/></text:p>
            <text:p>samolot realizuje ten<text:s/></text:p>
            <text:p>lot (dodawany jest<text:s/></text:p>
            <text:p>nowy wpis do tabeli<text:s/></text:p>
            <text:p>"Lot", bez opóźnienia)</text:p>
            <text:p/>
          </table:table-cell>
          <table:table-cell office:value-type="string" table:style-name="ce20">
            <text:p>id_lot</text:p>
          </table:table-cell>
          <table:table-cell office:value-type="string" table:style-name="ce6">
            <text:p>INT</text:p>
            <text:p>auto-generated</text:p>
            <text:p/>
          </table:table-cell>
          <table:table-cell office:value-type="string" table:style-name="ce7">
            <text:p>Automatycznie generowane ID,<text:s/></text:p>
            <text:p>główny klucz</text:p>
            <text:p/>
          </table:table-cell>
          <table:table-cell table:number-columns-repeated="16380"/>
        </table:table-row>
        <table:table-row table:style-name="ro6">
          <table:covered-table-cell/>
          <table:table-cell office:value-type="string" table:style-name="ce21">
            <text:p>fk_samolot</text:p>
          </table:table-cell>
          <table:table-cell office:value-type="string" table:style-name="ce22">
            <text:p>INT</text:p>
            <text:p>NOT NULL</text:p>
            <text:p/>
          </table:table-cell>
          <table:table-cell office:value-type="string" table:style-name="ce23">
            <text:p>Klucz obcy. Wskazuje, który samolot był używany do lotu.</text:p>
            <text:p/>
          </table:table-cell>
          <table:table-cell table:number-columns-repeated="16380"/>
        </table:table-row>
        <table:table-row table:style-name="ro6">
          <table:covered-table-cell/>
          <table:table-cell office:value-type="string" table:style-name="ce24">
            <text:p>numer_lotu</text:p>
          </table:table-cell>
          <table:table-cell office:value-type="string" table:style-name="ce22">
            <text:p>VARCHAR(32)</text:p>
            <text:p>NOT NULL</text:p>
            <text:p/>
          </table:table-cell>
          <table:table-cell office:value-type="string" table:style-name="ce23">
            <text:p>Numer lotu - umożliwia łatwą identyfikację trasy</text:p>
            <text:p/>
          </table:table-cell>
          <table:table-cell table:number-columns-repeated="16380"/>
        </table:table-row>
        <table:table-row table:style-name="ro6">
          <table:covered-table-cell/>
          <table:table-cell office:value-type="string" table:style-name="ce24">
            <text:p>data_wylotu</text:p>
          </table:table-cell>
          <table:table-cell office:value-type="string" table:style-name="ce22">
            <text:p>DATETIME</text:p>
            <text:p>NOT NULL</text:p>
            <text:p/>
          </table:table-cell>
          <table:table-cell office:value-type="string" table:style-name="ce23">
            <text:p>Data wylotu<text:s/></text:p>
            <text:p>(YYYY-MM-DD hh:mm:ss)</text:p>
          </table:table-cell>
          <table:table-cell table:number-columns-repeated="16380"/>
        </table:table-row>
        <table:table-row table:style-name="ro6">
          <table:covered-table-cell/>
          <table:table-cell office:value-type="string" table:style-name="ce21">
            <text:p>data_przylotu</text:p>
          </table:table-cell>
          <table:table-cell office:value-type="string" table:style-name="ce22">
            <text:p>DATETIME</text:p>
            <text:p>NOT NULL</text:p>
            <text:p/>
          </table:table-cell>
          <table:table-cell office:value-type="string" table:style-name="ce25">
            <text:p>Data przylotu<text:s/></text:p>
            <text:p>(YYYY-MM-DD hh:mm:ss)</text:p>
          </table:table-cell>
          <table:table-cell table:number-columns-repeated="16380"/>
        </table:table-row>
        <table:table-row table:style-name="ro6">
          <table:covered-table-cell/>
          <table:table-cell office:value-type="string" table:style-name="ce24">
            <text:p>miasto_wylotu</text:p>
          </table:table-cell>
          <table:table-cell office:value-type="string" table:style-name="ce22">
            <text:p>VARCHAR(32)</text:p>
            <text:p>NOT NULL</text:p>
            <text:p/>
          </table:table-cell>
          <table:table-cell office:value-type="string" table:style-name="ce23">
            <text:p>Wskazuje miasto początku<text:s/></text:p>
            <text:p>podróży</text:p>
          </table:table-cell>
          <table:table-cell table:number-columns-repeated="16380"/>
        </table:table-row>
        <table:table-row table:style-name="ro6">
          <table:covered-table-cell/>
          <table:table-cell office:value-type="string" table:style-name="ce21">
            <text:p>miasto_przylotu</text:p>
          </table:table-cell>
          <table:table-cell office:value-type="string" table:style-name="ce22">
            <text:p>VARCHAR(32)</text:p>
            <text:p>NOT NULL</text:p>
            <text:p/>
          </table:table-cell>
          <table:table-cell office:value-type="string" table:style-name="ce23">
            <text:p>Wskazuje miasto docelowe<text:s/></text:p>
            <text:p>podróży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26">
            <text:p>odwołany</text:p>
          </table:table-cell>
          <table:table-cell office:value-type="string" table:style-name="ce9">
            <text:p>BIT</text:p>
            <text:p>NOT NULL</text:p>
            <text:p/>
          </table:table-cell>
          <table:table-cell office:value-type="string" table:style-name="ce10">
            <text:p>Wartość 1 lyb 0, która będzie<text:s/></text:p>
            <text:p>oznaczała jeżeli samolot został</text:p>
            <text:p>odwołany z powodu awarii<text:s/></text:p>
            <text:p>lub nie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5" table:style-name="ce38">
            <text:p>Awarie - w tabeli<text:s/></text:p>
            <text:p>zapisane są wszystkie<text:s/></text:p>
            <text:p>usterki,<text:s/></text:p>
            <text:p>które miały miejsce<text:s/></text:p>
            <text:p>w naszym zespole<text:s/></text:p>
            <text:p>lotniczym.</text:p>
            <text:p/>
          </table:table-cell>
          <table:table-cell office:value-type="string" table:style-name="ce27">
            <text:p>id_awaria</text:p>
          </table:table-cell>
          <table:table-cell office:value-type="string" table:style-name="ce12">
            <text:p>INT</text:p>
            <text:p>auto-generated</text:p>
            <text:p>NOT NULL</text:p>
            <text:p/>
          </table:table-cell>
          <table:table-cell office:value-type="string" table:style-name="ce13">
            <text:p>Automatycznie generowane ID,<text:s/></text:p>
            <text:p>klucz główny</text:p>
            <text:p/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14">
            <text:p>fk_samolot</text:p>
          </table:table-cell>
          <table:table-cell office:value-type="string" table:style-name="ce15">
            <text:p>INT</text:p>
            <text:p>NOT NULL</text:p>
            <text:p/>
          </table:table-cell>
          <table:table-cell office:value-type="string" table:style-name="ce16">
            <text:p>Klucz obcy. Informuje nas, który samolot<text:s/></text:p>
            <text:p>dotknęła awaria.</text:p>
            <text:p/>
          </table:table-cell>
          <table:table-cell table:number-columns-repeated="16380"/>
        </table:table-row>
        <table:table-row table:style-name="ro6">
          <table:covered-table-cell/>
          <table:table-cell office:value-type="string" table:style-name="ce28">
            <text:p>data_awari</text:p>
          </table:table-cell>
          <table:table-cell office:value-type="string" table:style-name="ce15">
            <text:p>DATETIME</text:p>
            <text:p>NOT NULL</text:p>
            <text:p/>
          </table:table-cell>
          <table:table-cell office:value-type="string" table:style-name="ce16">
            <text:p>Data wystąpienia awarii<text:s/></text:p>
            <text:p>(YYYY-MM-DD hh:mm:ss)</text:p>
            <text:p/>
          </table:table-cell>
          <table:table-cell table:number-columns-repeated="16380"/>
        </table:table-row>
        <table:table-row table:style-name="ro6">
          <table:covered-table-cell/>
          <table:table-cell office:value-type="string" table:style-name="ce14">
            <text:p>przyczyna</text:p>
          </table:table-cell>
          <table:table-cell office:value-type="string" table:style-name="ce15">
            <text:p>VARCHAR(64)</text:p>
            <text:p>NOT NULL</text:p>
            <text:p/>
          </table:table-cell>
          <table:table-cell office:value-type="string" table:style-name="ce16">
            <text:p>Zawiera opis przyczyny awarii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29">
            <text:p>status</text:p>
          </table:table-cell>
          <table:table-cell office:value-type="string" table:style-name="ce18">
            <text:p>VARCHAR(64)</text:p>
            <text:p>NOT NULL</text:p>
            <text:p/>
          </table:table-cell>
          <table:table-cell office:value-type="string" table:style-name="ce19">
            <text:p>Możliwe wartości: "naprawione"<text:s/></text:p>
            <text:p>lub "nienaprawione"</text:p>
            <text:p/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6" table:style-name="ce37">
            <text:p>Opóźnienie - tabela</text:p>
            <text:p><text:s/>przechowująca<text:s/></text:p>
            <text:p>informacje o<text:s/></text:p>
            <text:p>poszczególnych<text:s/></text:p>
            <text:p>opóźnieniach</text:p>
            <text:p/>
          </table:table-cell>
          <table:table-cell office:value-type="string" table:style-name="ce20">
            <text:p>id_opóźnienie</text:p>
          </table:table-cell>
          <table:table-cell office:value-type="string" table:style-name="ce6">
            <text:p>INT<text:s/></text:p>
            <text:p>auto-generated</text:p>
            <text:p>NOT NULL</text:p>
            <text:p/>
          </table:table-cell>
          <table:table-cell office:value-type="string" table:style-name="ce7">
            <text:p>Automatycznie generowane ID,<text:s/></text:p>
            <text:p>główny klucz</text:p>
            <text:p/>
          </table:table-cell>
          <table:table-cell table:number-columns-repeated="16380"/>
        </table:table-row>
        <table:table-row table:style-name="ro6">
          <table:covered-table-cell/>
          <table:table-cell office:value-type="string" table:style-name="ce30">
            <text:p>fk_lot</text:p>
          </table:table-cell>
          <table:table-cell office:value-type="string" table:style-name="ce22">
            <text:p>INT<text:s/></text:p>
            <text:p>NOT NULL</text:p>
            <text:p/>
          </table:table-cell>
          <table:table-cell office:value-type="string" table:style-name="ce31">
            <text:p>Klucz obcy. Odnosi się do opóźnionego lotu</text:p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32">
            <text:p>fk_awaria</text:p>
          </table:table-cell>
          <table:table-cell office:value-type="string" table:style-name="ce22">
            <text:p>INT</text:p>
            <text:p>optional</text:p>
            <text:p/>
          </table:table-cell>
          <table:table-cell office:value-type="string" table:style-name="ce23">
            <text:p>Opcjonalny klucz obcy. Jeśli przyczyną było awaria - to pole daje dostęp do ID awarii.<text:s/></text:p>
            <text:p>W przeciwnym razie jest puste.</text:p>
            <text:p/>
          </table:table-cell>
          <table:table-cell table:number-columns-repeated="16380"/>
        </table:table-row>
        <table:table-row table:style-name="ro5">
          <table:covered-table-cell/>
          <table:table-cell office:value-type="string" table:style-name="ce30">
            <text:p>przyczyna</text:p>
          </table:table-cell>
          <table:table-cell office:value-type="string" table:style-name="ce33">
            <text:p>VARCHAR(254)</text:p>
          </table:table-cell>
          <table:table-cell office:value-type="string" table:style-name="ce23">
            <text:p>Przyjmuje jedną z wartości: złe warunki pogodowe, awaria samolotu, incydent na<text:s/></text:p>
            <text:p>pokładzie, inne</text:p>
            <text:p/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0">
            <text:p>opis_przyczyny</text:p>
          </table:table-cell>
          <table:table-cell office:value-type="string" table:style-name="ce33">
            <text:p>VARCHAR(254)</text:p>
          </table:table-cell>
          <table:table-cell office:value-type="string" table:style-name="ce23">
            <text:p>Zawiera dodatkowy, szczegółowy opis<text:s/></text:p>
            <text:p>przyczyny opóźnienia</text:p>
            <text:p/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8">
            <text:p>czas_opóźnienia</text:p>
          </table:table-cell>
          <table:table-cell office:value-type="string" table:style-name="ce9">
            <text:p>INT<text:s/></text:p>
            <text:p>NOT NULL</text:p>
            <text:p/>
          </table:table-cell>
          <table:table-cell office:value-type="string" table:style-name="ce10">
            <text:p>Liczba wyrażająca (w minutach) całkowity czas<text:s/></text:p>
            <text:p>opóźnienia</text:p>
            <text:p/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6" table:style-name="ce38">
            <text:p>Naprawa - pozwala<text:s/></text:p>
            <text:p>sprawdzić wszystkie</text:p>
            <text:p><text:s/>przeprowadzone</text:p>
            <text:p><text:s/>naprawy naszych</text:p>
            <text:p><text:s/>samolotów</text:p>
            <text:p/>
          </table:table-cell>
          <table:table-cell office:value-type="string" table:style-name="ce11">
            <text:p>id_naprawa</text:p>
          </table:table-cell>
          <table:table-cell office:value-type="string" table:style-name="ce12">
            <text:p>INT</text:p>
            <text:p>auto-generated</text:p>
            <text:p><text:s/>NOT NULL</text:p>
            <text:p/>
          </table:table-cell>
          <table:table-cell office:value-type="string" table:style-name="ce13">
            <text:p>Automatycznie generowane ID,<text:s/></text:p>
            <text:p>główny klucz</text:p>
            <text:p/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28">
            <text:p>fk_awaria</text:p>
          </table:table-cell>
          <table:table-cell office:value-type="string" table:style-name="ce15">
            <text:p>INT<text:s/></text:p>
            <text:p>NOT NULL</text:p>
            <text:p/>
          </table:table-cell>
          <table:table-cell office:value-type="string" table:style-name="ce16">
            <text:p>Klucz obcy. Umożliwia określenie ID naprawionej awarii</text:p>
            <text:p/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14">
            <text:p>fk_serwis<text:s/></text:p>
          </table:table-cell>
          <table:table-cell office:value-type="string" table:style-name="ce15">
            <text:p>INT<text:s/></text:p>
            <text:p>NOT NULL</text:p>
            <text:p/>
          </table:table-cell>
          <table:table-cell office:value-type="string" table:style-name="ce16">
            <text:p>Klucz obcy. Pozwala dowiedzieć się, który serwis przeprowadził naprawę.</text:p>
            <text:p/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14">
            <text:p>data_naprawy</text:p>
          </table:table-cell>
          <table:table-cell office:value-type="string" table:style-name="ce15">
            <text:p>DATETIME<text:s/></text:p>
            <text:p>NOT NULL</text:p>
            <text:p/>
          </table:table-cell>
          <table:table-cell office:value-type="string" table:style-name="ce16">
            <text:p>Data, kiedy naprawa została zakończona<text:s/></text:p>
            <text:p>(YYYY-MM-DD hh:mm:ss)</text:p>
            <text:p/>
          </table:table-cell>
          <table:table-cell table:number-columns-repeated="16380"/>
        </table:table-row>
        <table:table-row table:style-name="ro7">
          <table:covered-table-cell/>
          <table:table-cell office:value-type="string" table:style-name="ce14">
            <text:p>opis</text:p>
          </table:table-cell>
          <table:table-cell office:value-type="string" table:style-name="ce15">
            <text:p>VARCHAR(254)</text:p>
          </table:table-cell>
          <table:table-cell office:value-type="string" table:style-name="ce16">
            <text:p>Opis przeprowadzonych napraw</text:p>
          </table:table-cell>
          <table:table-cell table:number-columns-repeated="16380"/>
        </table:table-row>
        <table:table-row table:style-name="ro6">
          <table:covered-table-cell/>
          <table:table-cell office:value-type="string" table:style-name="ce34">
            <text:p>koszt_łączny</text:p>
          </table:table-cell>
          <table:table-cell office:value-type="string" table:style-name="ce35">
            <text:p>INT<text:s/></text:p>
            <text:p>NOT NULL</text:p>
            <text:p/>
          </table:table-cell>
          <table:table-cell office:value-type="string" table:style-name="ce36">
            <text:p>Kwota (w złotych), która została zapłacona za naprawę</text:p>
            <text:p/>
          </table:table-cell>
          <table:table-cell table:number-columns-repeated="16380"/>
        </table:table-row>
        <table:table-row table:number-rows-repeated="4" table:style-name="ro8">
          <table:table-cell table:number-columns-repeated="16384"/>
        </table:table-row>
        <table:table-row table:style-name="ro9">
          <table:table-cell table:number-columns-repeated="16384" table:style-name="ce1"/>
        </table:table-row>
        <table:table-row table:number-rows-repeated="4" table:style-name="ro8">
          <table:table-cell table:number-columns-repeated="16384"/>
        </table:table-row>
        <table:table-row table:style-name="ro10">
          <table:table-cell table:number-columns-repeated="16384" table:style-name="ce1"/>
        </table:table-row>
        <table:table-row table:style-name="ro8" table:visibility="collapse">
          <table:table-cell table:number-columns-repeated="16384" table:style-name="ce1"/>
        </table:table-row>
        <table:table-row table:number-rows-repeated="15" table:style-name="ro8">
          <table:table-cell table:number-columns-repeated="16384"/>
        </table:table-row>
        <table:table-row table:style-name="ro1">
          <table:table-cell table:number-columns-repeated="22"/>
          <table:table-cell table:number-columns-repeated="16362" table:style-name="ce1"/>
        </table:table-row>
        <table:table-row table:style-name="ro7">
          <table:table-cell table:number-columns-repeated="22"/>
          <table:table-cell office:value-type="string" table:style-name="ce40">
            <text:p><text:s/></text:p>
          </table:table-cell>
          <table:table-cell office:value-type="string" table:style-name="ce39">
            <text:p>model</text:p>
          </table:table-cell>
          <table:table-cell office:value-type="string" table:style-name="ce44">
            <text:p>numer_seryjny</text:p>
          </table:table-cell>
          <table:table-cell office:value-type="string" table:style-name="ce48">
            <text:p>liczba_miejsc</text:p>
          </table:table-cell>
          <table:table-cell office:value-type="string" table:style-name="ce39">
            <text:p>producent</text:p>
          </table:table-cell>
          <table:table-cell office:value-type="string" table:style-name="ce39">
            <text:p>data_produkcji</text:p>
          </table:table-cell>
          <table:table-cell table:number-columns-repeated="16356"/>
        </table:table-row>
        <table:table-row table:style-name="ro11">
          <table:table-cell table:number-columns-repeated="22"/>
          <table:table-cell office:value-type="string" table:number-columns-spanned="1" table:number-rows-spanned="8" table:style-name="ce55">
            <text:p>opis</text:p>
          </table:table-cell>
          <table:table-cell office:value-type="string" table:number-columns-spanned="1" table:number-rows-spanned="8" table:style-name="ce55">
            <text:p>Model samolotu.</text:p>
          </table:table-cell>
          <table:table-cell office:value-type="string" table:number-columns-spanned="1" table:number-rows-spanned="8" table:style-name="ce56">
            <text:p>Numer seryjny nadany przez producenta. Pozwala nam zidentyfikować samolot w powyższej bazie danych.</text:p>
            <text:p/>
          </table:table-cell>
          <table:table-cell office:value-type="string" table:number-columns-spanned="1" table:number-rows-spanned="8" table:style-name="ce57">
            <text:p>Całkowita liczba miejsc<text:s/></text:p>
            <text:p>w samolocie</text:p>
          </table:table-cell>
          <table:table-cell office:value-type="string" table:number-columns-spanned="1" table:number-rows-spanned="8" table:style-name="ce58">
            <text:p>Firma, która wyprodukowała samolot.</text:p>
          </table:table-cell>
          <table:table-cell office:value-type="string" table:number-columns-spanned="1" table:number-rows-spanned="8" table:style-name="ce55">
            <text:p>Data zakończenia produkcji</text:p>
          </table:table-cell>
          <table:table-cell table:number-columns-repeated="16356"/>
        </table:table-row>
        <table:table-row table:number-rows-repeated="3" table:style-name="ro8">
          <table:table-cell table:number-columns-repeated="22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6"/>
        </table:table-row>
        <table:table-row table:style-name="ro12">
          <table:table-cell table:number-columns-repeated="22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6"/>
        </table:table-row>
        <table:table-row table:style-name="ro13">
          <table:table-cell table:number-columns-repeated="22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6"/>
        </table:table-row>
        <table:table-row table:style-name="ro14">
          <table:table-cell table:number-columns-repeated="22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6"/>
        </table:table-row>
        <table:table-row table:style-name="ro15">
          <table:table-cell table:number-columns-repeated="22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6"/>
        </table:table-row>
        <table:table-row table:number-rows-repeated="104850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s187714 .</meta:initial-creator>
    <dc:creator>s187714 .</dc:creator>
    <meta:creation-date>2023-10-20T22:42:55Z</meta:creation-date>
    <dc:date>2023-10-25T01:58:03Z</dc:date>
  </office:meta>
</office:document-meta>
</file>